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9-12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6-30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5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2-05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2-05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0-29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0-24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6-24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4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3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2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1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0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1896" calcext:value-type="float">
            <text:p>2.99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91288" calcext:value-type="float">
            <text:p>3.79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073419354839" calcext:value-type="float">
            <text:p>4.03073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938825" calcext:value-type="float">
            <text:p>4.24938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81648" calcext:value-type="float">
            <text:p>3.19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414812903226" calcext:value-type="float">
            <text:p>3.00414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0312" calcext:value-type="float">
            <text:p>2.7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208980645161" calcext:value-type="float">
            <text:p>2.56208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735793548387" calcext:value-type="float">
            <text:p>3.09735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10038709677" calcext:value-type="float">
            <text:p>3.59310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462090322581" calcext:value-type="float">
            <text:p>3.98462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513522580645" calcext:value-type="float">
            <text:p>4.26513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17008" calcext:value-type="float">
            <text:p>4.31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043251612903" calcext:value-type="float">
            <text:p>4.64043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917264516129" calcext:value-type="float">
            <text:p>3.99917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433729032258" calcext:value-type="float">
            <text:p>4.12433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72415483871" calcext:value-type="float">
            <text:p>3.56724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472103225807" calcext:value-type="float">
            <text:p>2.79472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9662" calcext:value-type="float">
            <text:p>2.629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5164" calcext:value-type="float">
            <text:p>2.45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931922580645" calcext:value-type="float">
            <text:p>2.68931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85968" calcext:value-type="float">
            <text:p>3.09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933574193548" calcext:value-type="float">
            <text:p>3.23933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91144" calcext:value-type="float">
            <text:p>3.37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528129032258" calcext:value-type="float">
            <text:p>3.29528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04903225807" calcext:value-type="float">
            <text:p>4.27604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54064516129" calcext:value-type="float">
            <text:p>3.89554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276516129032" calcext:value-type="float">
            <text:p>3.44276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75016" calcext:value-type="float">
            <text:p>3.3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6298" calcext:value-type="float">
            <text:p>3.146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316085714286" calcext:value-type="float">
            <text:p>3.08316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971174193548" calcext:value-type="float">
            <text:p>3.19971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274219354839" calcext:value-type="float">
            <text:p>3.33274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0488" calcext:value-type="float">
            <text:p>3.41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632675" calcext:value-type="float">
            <text:p>3.37632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884" calcext:value-type="float">
            <text:p>3.38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4335" calcext:value-type="float">
            <text:p>3.4684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049187096774" calcext:value-type="float">
            <text:p>3.64049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49576" calcext:value-type="float">
            <text:p>4.05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588283870968" calcext:value-type="float">
            <text:p>3.26588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3264" calcext:value-type="float">
            <text:p>3.2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00103225807" calcext:value-type="float">
            <text:p>3.13000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9796" calcext:value-type="float">
            <text:p>2.93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876325" calcext:value-type="float">
            <text:p>3.05876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808051612903" calcext:value-type="float">
            <text:p>3.34808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212" calcext:value-type="float">
            <text:p>3.47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388722580645" calcext:value-type="float">
            <text:p>3.42388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35528" calcext:value-type="float">
            <text:p>4.14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646675" calcext:value-type="float">
            <text:p>4.49646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96258064516" calcext:value-type="float">
            <text:p>4.45696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2996" calcext:value-type="float">
            <text:p>4.41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27638709677" calcext:value-type="float">
            <text:p>3.85827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953290322581" calcext:value-type="float">
            <text:p>2.89953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30503225806" calcext:value-type="float">
            <text:p>2.51430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31310344828" calcext:value-type="float">
            <text:p>2.426313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431675" calcext:value-type="float">
            <text:p>2.53431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267380645161" calcext:value-type="float">
            <text:p>2.66267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0416" calcext:value-type="float">
            <text:p>2.8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9322" calcext:value-type="float">
            <text:p>3.719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60784" calcext:value-type="float">
            <text:p>4.99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22632258065" calcext:value-type="float">
            <text:p>5.21522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7651" calcext:value-type="float">
            <text:p>4.8276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25504" calcext:value-type="float">
            <text:p>3.69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46975483871" calcext:value-type="float">
            <text:p>3.0246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1478" calcext:value-type="float">
            <text:p>2.681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70228571429" calcext:value-type="float">
            <text:p>2.78870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74135" calcext:value-type="float">
            <text:p>2.9274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756541935484" calcext:value-type="float">
            <text:p>3.57756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365470967742" calcext:value-type="float">
            <text:p>4.19365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4255" calcext:value-type="float">
            <text:p>3.7854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237677419355" calcext:value-type="float">
            <text:p>4.02237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396722580645" calcext:value-type="float">
            <text:p>4.06396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47785" calcext:value-type="float">
            <text:p>4.7047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812" calcext:value-type="float">
            <text:p>5.09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266683870968" calcext:value-type="float">
            <text:p>3.44266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83935483871" calcext:value-type="float">
            <text:p>2.8783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01564" calcext:value-type="float">
            <text:p>3.080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3248" calcext:value-type="float">
            <text:p>4.1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095406451613" calcext:value-type="float">
            <text:p>3.97095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936516129032" calcext:value-type="float">
            <text:p>2.90936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30735483871" calcext:value-type="float">
            <text:p>2.88930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03616" calcext:value-type="float">
            <text:p>3.35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735225806452" calcext:value-type="float">
            <text:p>3.02735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97704" calcext:value-type="float">
            <text:p>3.0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94425806452" calcext:value-type="float">
            <text:p>3.19194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356257142857" calcext:value-type="float">
            <text:p>3.79356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78425806452" calcext:value-type="float">
            <text:p>4.19778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503664516129" calcext:value-type="float">
            <text:p>4.43503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98296774194" calcext:value-type="float">
            <text:p>4.36198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82064516129" calcext:value-type="float">
            <text:p>4.23082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373574193548" calcext:value-type="float">
            <text:p>4.15373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186141935484" calcext:value-type="float">
            <text:p>4.42186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973883870968" calcext:value-type="float">
            <text:p>4.39973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3992" calcext:value-type="float">
            <text:p>4.48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18327272727" calcext:value-type="float">
            <text:p>4.849183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09608" calcext:value-type="float">
            <text:p>4.74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560851612903" calcext:value-type="float">
            <text:p>4.90560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272490322581" calcext:value-type="float">
            <text:p>3.29272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59816" calcext:value-type="float">
            <text:p>3.86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44232258064" calcext:value-type="float">
            <text:p>3.895442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31016" calcext:value-type="float">
            <text:p>3.68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048051612903" calcext:value-type="float">
            <text:p>3.50048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22925" calcext:value-type="float">
            <text:p>3.35822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15048" calcext:value-type="float">
            <text:p>3.25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188051612903" calcext:value-type="float">
            <text:p>3.27188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588" calcext:value-type="float">
            <text:p>2.92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287025" calcext:value-type="float">
            <text:p>3.15287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091" calcext:value-type="float">
            <text:p>3.47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155638709677" calcext:value-type="float">
            <text:p>3.43155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591716129032" calcext:value-type="float">
            <text:p>3.51591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291483870968" calcext:value-type="float">
            <text:p>3.90291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33470967742" calcext:value-type="float">
            <text:p>4.30033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46496" calcext:value-type="float">
            <text:p>4.38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347930434783" calcext:value-type="float">
            <text:p>4.613479304347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557419354839" calcext:value-type="float">
            <text:p>4.65557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6496" calcext:value-type="float">
            <text:p>4.4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44567741935" calcext:value-type="float">
            <text:p>3.971445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869883870968" calcext:value-type="float">
            <text:p>3.69869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73161290323" calcext:value-type="float">
            <text:p>3.82573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023393103448" calcext:value-type="float">
            <text:p>4.210233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628625" calcext:value-type="float">
            <text:p>4.57628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16335483871" calcext:value-type="float">
            <text:p>4.78516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95232" calcext:value-type="float">
            <text:p>4.71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101032258064" calcext:value-type="float">
            <text:p>5.01101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26270967742" calcext:value-type="float">
            <text:p>4.86726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5985" calcext:value-type="float">
            <text:p>4.78859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45135483871" calcext:value-type="float">
            <text:p>4.42245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4312" calcext:value-type="float">
            <text:p>3.98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348175" calcext:value-type="float">
            <text:p>3.47348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56808" calcext:value-type="float">
            <text:p>3.13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22864516129" calcext:value-type="float">
            <text:p>2.92322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852428571429" calcext:value-type="float">
            <text:p>2.88852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75625" calcext:value-type="float">
            <text:p>3.00275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31685" calcext:value-type="float">
            <text:p>3.2531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0328" calcext:value-type="float">
            <text:p>3.6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496851612903" calcext:value-type="float">
            <text:p>3.59496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91672" calcext:value-type="float">
            <text:p>3.64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100051612903" calcext:value-type="float">
            <text:p>3.85100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864722580645" calcext:value-type="float">
            <text:p>3.40864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27392" calcext:value-type="float">
            <text:p>3.27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53825" calcext:value-type="float">
            <text:p>3.16353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1444" calcext:value-type="float">
            <text:p>3.1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647225" calcext:value-type="float">
            <text:p>3.01647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92971428571" calcext:value-type="float">
            <text:p>3.02992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05825" calcext:value-type="float">
            <text:p>3.13305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680206451613" calcext:value-type="float">
            <text:p>3.51680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633909677419" calcext:value-type="float">
            <text:p>3.69633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42038709677" calcext:value-type="float">
            <text:p>3.86742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53616" calcext:value-type="float">
            <text:p>3.98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84929032258" calcext:value-type="float">
            <text:p>3.64884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908025" calcext:value-type="float">
            <text:p>3.30908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58304" calcext:value-type="float">
            <text:p>3.26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85" calcext:value-type="float">
            <text:p>3.2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0761" calcext:value-type="float">
            <text:p>3.0407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0316" calcext:value-type="float">
            <text:p>3.2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7278" calcext:value-type="float">
            <text:p>3.367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119793548387" calcext:value-type="float">
            <text:p>3.34119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481316129032" calcext:value-type="float">
            <text:p>3.06481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01455483871" calcext:value-type="float">
            <text:p>3.1801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39870967742" calcext:value-type="float">
            <text:p>4.05039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50745" calcext:value-type="float">
            <text:p>4.02507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6736" calcext:value-type="float">
            <text:p>3.8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771019354839" calcext:value-type="float">
            <text:p>3.45771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08541935484" calcext:value-type="float">
            <text:p>3.16608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840516129032" calcext:value-type="float">
            <text:p>2.84840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32832" calcext:value-type="float">
            <text:p>3.05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587716129032" calcext:value-type="float">
            <text:p>3.19587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691251612903" calcext:value-type="float">
            <text:p>3.14691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500387096774" calcext:value-type="float">
            <text:p>3.16500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830575" calcext:value-type="float">
            <text:p>3.20830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48176" calcext:value-type="float">
            <text:p>2.93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2525" calcext:value-type="float">
            <text:p>2.7822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84929032258" calcext:value-type="float">
            <text:p>2.88684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9368" calcext:value-type="float">
            <text:p>2.77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7683" calcext:value-type="float">
            <text:p>2.7976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54456" calcext:value-type="float">
            <text:p>2.62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53825" calcext:value-type="float">
            <text:p>2.78253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311628571429" calcext:value-type="float">
            <text:p>3.05311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938" calcext:value-type="float">
            <text:p>2.932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95125" calcext:value-type="float">
            <text:p>3.03895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4848" calcext:value-type="float">
            <text:p>3.21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728748387097" calcext:value-type="float">
            <text:p>3.78728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58529032258" calcext:value-type="float">
            <text:p>4.58458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93615483871" calcext:value-type="float">
            <text:p>5.2893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05325" calcext:value-type="float">
            <text:p>5.37905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93225" calcext:value-type="float">
            <text:p>5.17293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452077419355" calcext:value-type="float">
            <text:p>5.17452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41675" calcext:value-type="float">
            <text:p>5.23941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205542857143" calcext:value-type="float">
            <text:p>5.34205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61945" calcext:value-type="float">
            <text:p>5.36619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318451612903" calcext:value-type="float">
            <text:p>5.32318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229393548387" calcext:value-type="float">
            <text:p>5.25229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227690322581" calcext:value-type="float">
            <text:p>5.04227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641466666667" calcext:value-type="float">
            <text:p>4.926414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644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280" meta:object-count="0"/>
    <meta:user-defined meta:name="AppVersion">3.0</meta:user-defined>
  </office:meta>
</office:document-meta>
</file>